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66cm" fo:min-width="9.66cm"/>
    </style:style>
    <style:style style:name="gr2" style:family="graphic" style:parent-style-name="standard">
      <style:graphic-properties draw:textarea-horizontal-align="justify" draw:textarea-vertical-align="middle" draw:auto-grow-height="false" fo:min-height="1.368cm" fo:min-width="1.567cm"/>
    </style:style>
    <style:style style:name="gr3" style:family="graphic" style:parent-style-name="standard">
      <style:graphic-properties draw:textarea-horizontal-align="justify" draw:textarea-vertical-align="middle" draw:auto-grow-height="false" fo:min-height="2.715cm" fo:min-width="2.914cm"/>
    </style:style>
    <style:style style:name="gr4" style:family="graphic" style:parent-style-name="standard">
      <style:graphic-properties draw:textarea-horizontal-align="justify" draw:textarea-vertical-align="middle" draw:auto-grow-height="false" fo:min-height="1.528cm" fo:min-width="1.406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401cm"/>
    </style:style>
    <style:style style:name="gr7" style:family="graphic" style:parent-style-name="standard">
      <style:graphic-properties draw:textarea-horizontal-align="justify" draw:textarea-vertical-align="middle" draw:auto-grow-height="false" fo:min-height="3.052cm" fo:min-width="5.596cm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0.16cm" svg:height="1.016cm" svg:x="3.286cm" svg:y="6.715cm">
          <text:p text:style-name="P1">Machines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2.921cm" svg:height="2.286cm" svg:x="2.397cm" svg:y="2.397cm">
          <text:p text:style-name="P1">Be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4.826cm" svg:height="4.191cm" svg:x="3.159cm" svg:y="9.763cm">
          <text:p text:style-name="P1">Wor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" draw:id="id1" draw:layer="layout" svg:width="3.81cm" svg:height="3.556cm" svg:x="12.303cm" svg:y="10.525cm">
          <text:p text:style-name="P1">Broke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4.208cm" svg:y1="10.525cm" svg:x2="13.446cm" svg:y2="7.223cm" draw:start-shape="id1" draw:start-glue-point="4" draw:end-shape="id2" draw:end-glue-point="1" svg:d="M14208 10525v-3302h-762" svg:viewBox="0 0 763 3303">
          <text:p/>
        </draw:connector>
        <draw:connector draw:style-name="gr5" draw:text-style-name="P1" draw:layer="layout" svg:x1="14.208cm" svg:y1="14.081cm" svg:x2="5.572cm" svg:y2="13.954cm" draw:start-shape="id1" draw:start-glue-point="6" draw:end-shape="id3" draw:end-glue-point="8" svg:d="M14208 14081v502h-8636v-629" svg:viewBox="0 0 8637 630">
          <text:p/>
        </draw:connector>
        <draw:frame draw:style-name="gr6" draw:text-style-name="P2" draw:layer="layout" svg:width="4.064cm" svg:height="1.651cm" svg:x="8.366cm" svg:y="15.351cm">
          <draw:text-box>
            <text:p>No, continue</text:p>
          </draw:text-box>
        </draw:frame>
        <draw:connector draw:style-name="gr5" draw:text-style-name="P1" draw:layer="layout" svg:x1="16.113cm" svg:y1="12.303cm" svg:x2="16.365cm" svg:y2="18.194cm" draw:start-shape="id1" draw:start-glue-point="7" svg:d="M16113 12303h502v5891h-250" svg:viewBox="0 0 503 5892">
          <text:p/>
        </draw:connector>
        <draw:custom-shape draw:style-name="gr7" draw:text-style-name="P1" draw:layer="layout" svg:width="6.096cm" svg:height="3.302cm" svg:x="13.446cm" svg:y="18.018cm">
          <text:p text:style-name="P1">Repairer </text:p>
          <text:p text:style-name="P1">requests spare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966cm" svg:height="3.095cm" svg:x="17.211cm" svg:y="14.007cm">
          <draw:text-box>
            <text:p>Yes, replace with spare</text:p>
          </draw:text-box>
        </draw:frame>
        <draw:custom-shape draw:style-name="gr7" draw:text-style-name="P1" xml:id="id5" draw:id="id5" draw:layer="layout" svg:width="6.096cm" svg:height="3.302cm" svg:x="4.937cm" svg:y="18.018cm">
          <text:p text:style-name="P1">Repairer</text:p>
          <text:p text:style-name="P1">replaces part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3.319cm" svg:y1="19.669cm" svg:x2="11.033cm" svg:y2="19.669cm">
          <text:p/>
        </draw:line>
        <draw:connector draw:style-name="gr5" draw:text-style-name="P1" draw:layer="layout" svg:x1="5.318cm" svg:y1="3.54cm" svg:x2="8.366cm" svg:y2="6.715cm" draw:start-shape="id4" draw:start-glue-point="10" draw:end-shape="id2" svg:d="M5318 3540h3048v3175" svg:viewBox="0 0 3049 3176">
          <text:p/>
        </draw:connector>
        <draw:connector draw:style-name="gr5" draw:text-style-name="P1" draw:layer="layout" svg:x1="4.937cm" svg:y1="19.669cm" svg:x2="3.286cm" svg:y2="7.223cm" draw:start-shape="id5" draw:start-glue-point="3" draw:end-shape="id2" draw:end-glue-point="3" svg:d="M4937 19669h-2152v-12446h501" svg:viewBox="0 0 2153 12447">
          <text:p/>
        </draw:connector>
        <draw:line draw:style-name="gr9" draw:text-style-name="P4" draw:layer="layout" svg:x1="5.826cm" svg:y1="7.858cm" svg:x2="5.826cm" svg:y2="9.8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15T19:33:51.940045767</meta:creation-date>
    <dc:date>2021-07-15T20:03:21.516835340</dc:date>
    <meta:editing-duration>PT18M52S</meta:editing-duration>
    <meta:editing-cycles>1</meta:editing-cycles>
    <meta:document-statistic meta:object-count="15"/>
    <meta:generator>LibreOffice/6.0.7.3$Linux_X86_64 LibreOffice_project/00m0$Build-3</meta:generator>
  </office:meta>
</office:document-meta>
</file>